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style style:name="gr1" style:family="graphic" style:parent-style-name="standard">
      <style:graphic-properties svg:stroke-width="0.203cm" draw:marker-start-width="0.61cm" draw:marker-end-width="0.61cm" draw:fill-color="#ff0000" draw:textarea-vertical-align="middle" draw:auto-grow-height="false" fo:min-height="0.749cm" fo:min-width="0.499cm" fo:padding-top="0.226cm" fo:padding-bottom="0.226cm" fo:padding-left="0.351cm" fo:padding-right="0.351cm"/>
    </style:style>
    <style:style style:name="P1" style:family="paragraph">
      <style:paragraph-properties fo:text-align="center"/>
    </style:style>
  </office:automatic-styles>
  <office:body>
    <office:drawing>
      <draw:page draw:name="page1" draw:style-name="dp1" draw:master-page-name="Default">
        <draw:custom-shape draw:style-name="gr1" draw:text-style-name="P1" draw:layer="layout" svg:width="11.43cm" svg:height="11.43cm" svg:x="0.635cm" svg:y="0.7cm">
          <text:p/>
          <draw:enhanced-geometry svg:viewBox="0 0 21615 21602" draw:glue-points="10800 2180 3090 10800 10800 21600 18490 10800" draw:text-areas="5080 2540 16520 13550" draw:type="heart" draw:enhanced-path="M 10800 21599 L 321 6886 70 6036 C 9 5766 1 5474 2 5192 6 4918 43 4641 101 4370 159 4103 245 3837 353 3582 460 3326 591 3077 741 2839 892 2598 1066 2369 1253 2155 1443 1938 1651 1732 1874 1543 2097 1351 2337 1174 2587 1014 2839 854 3106 708 3380 584 3656 459 3945 350 4237 264 4533 176 4838 108 5144 66 5454 22 5771 1 6086 3 6407 7 6731 35 7048 89 7374 144 7700 226 8015 335 8344 447 8667 590 8972 756 9297 932 9613 1135 9907 1363 10224 1609 10504 1900 10802 2169 L 11697 1363 C 11971 1116 12304 934 12630 756 12935 590 13528 450 13589 335 13901 226 14227 144 14556 89 14872 35 15195 7 15517 3 15830 0 16147 22 16458 66 16764 109 17068 177 17365 264 17658 349 17946 458 18222 584 18496 708 18762 854 19015 1014 19264 1172 19504 1349 19730 1543 19950 1731 20158 1937 20350 2155 20536 2369 20710 2598 20861 2839 21010 3074 21143 3323 21251 3582 21357 3835 21443 4099 21502 4370 21561 4639 21595 4916 21600 5192 21606 5474 21584 5760 21532 6036 21478 6326 21366 6603 21282 6887 L 10802 21602 Z N"/>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e" style:country-complex="IL"/>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WenQuanYi Zen Hei'"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12.7cm" fo:page-height="12.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creation-date>2011-07-24T20:48:52</meta:creation-date>
    <dc:date>2011-07-24T22:21:18</dc:date>
    <meta:editing-duration>PT8M42S</meta:editing-duration>
    <meta:editing-cycles>2</meta:editing-cycles>
    <meta:generator>LibreOffice/3.3$Linux LibreOffice_project/330m19$Build-202</meta:generator>
    <meta:document-statistic meta:object-count="1"/>
  </office:meta>
</office:document-meta>
</file>